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Dialogs/Standard/Carta_Exigencia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Pictures/10000000000000F0000000F013D63E61E3BDED3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2" svg:font-family="Tahoma"/>
    <style:font-face style:name="Times New Roman2" svg:font-family="'Times New Roman'" style:font-adornments="Normal" style:font-family-generic="roman"/>
    <style:font-face style:name="Times New Roman1" svg:font-family="'Times New Roman', 'Times New Roman'" style:font-family-generic="roma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2" style:family="table">
      <style:table-properties style:width="16.962cm" fo:margin-left="0.011cm" fo:margin-right="0.028cm" table:align="margins" style:writing-mode="lr-tb"/>
    </style:style>
    <style:style style:name="Tabela2.A" style:family="table-column">
      <style:table-column-properties style:column-width="3.889cm" style:rel-column-width="15027*"/>
    </style:style>
    <style:style style:name="Tabela2.B" style:family="table-column">
      <style:table-column-properties style:column-width="2.217cm" style:rel-column-width="8566*"/>
    </style:style>
    <style:style style:name="Tabela2.C" style:family="table-column">
      <style:table-column-properties style:column-width="1.376cm" style:rel-column-width="5315*"/>
    </style:style>
    <style:style style:name="Tabela2.D" style:family="table-column">
      <style:table-column-properties style:column-width="4.128cm" style:rel-column-width="15947*"/>
    </style:style>
    <style:style style:name="Tabela2.E" style:family="table-column">
      <style:table-column-properties style:column-width="2.09cm" style:rel-column-width="8076*"/>
    </style:style>
    <style:style style:name="Tabela2.F" style:family="table-column">
      <style:table-column-properties style:column-width="3.261cm" style:rel-column-width="12604*"/>
    </style:style>
    <style:style style:name="Tabela2.1" style:family="table-row">
      <style:table-row-properties style:row-height="0.7cm"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="1pt solid #000000"/>
    </style:style>
    <style:style style:name="Tabela2.A2" style:family="table-cell">
      <style:table-cell-properties style:vertical-align="middle"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2.A4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/>
    </style:style>
    <style:style style:name="Tabela2.A6" style:family="table-cell">
      <style:table-cell-properties style:vertical-align="middle" fo:padding-left="0.191cm" fo:padding-right="0.191cm" fo:padding-top="0cm" fo:padding-bottom="0cm" fo:border-left="1pt solid #000000" fo:border-right="none" fo:border-top="none" fo:border-bottom="1pt solid #000000"/>
    </style:style>
    <style:style style:name="Tabela2.10" style:family="table-row">
      <style:table-row-properties style:min-row-height="6.839cm" fo:keep-together="auto"/>
    </style:style>
    <style:style style:name="Tabela2.A10" style:family="table-cell">
      <style:table-cell-properties fo:padding="0.191cm" fo:border="1pt solid #000000"/>
    </style:style>
    <style:style style:name="Tabela1" style:family="table">
      <style:table-properties style:width="16.581cm" table:align="margins"/>
    </style:style>
    <style:style style:name="Tabela1.A" style:family="table-column">
      <style:table-column-properties style:column-width="16.581cm" style:rel-column-width="65535*"/>
    </style:style>
    <style:style style:name="Tabela1.A1" style:family="table-cell">
      <style:table-cell-properties fo:background-color="transparent" fo:padding="0.097cm" fo:border-left="none" fo:border-right="none" fo:border-top="0.05pt solid #e6e6e6" fo:border-bottom="0.05pt solid #e6e6e6">
        <style:background-image/>
      </style:table-cell-properties>
    </style:style>
    <style:style style:name="Tabela1.A2" style:family="table-cell">
      <style:table-cell-properties fo:background-color="transparent" fo:padding="0.097cm" fo:border-left="none" fo:border-right="none" fo:border-top="none" fo:border-bottom="0.05pt solid #e6e6e6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/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/>
      <style:text-properties fo:color="#000000" style:font-name="Times New Roman" fo:font-size="12pt" officeooo:paragraph-rsid="001679cf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/>
      <style:text-properties fo:color="#000000" style:font-name="Times New Roman" fo:font-size="12pt" officeooo:rsid="001679cf" officeooo:paragraph-rsid="001679cf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/>
      <style:text-properties style:font-name="Times New Roman"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Standard">
      <style:paragraph-properties fo:text-align="end" style:justify-single-word="false"/>
      <style:text-properties style:font-name="Trebuchet MS" fo:font-size="8pt" fo:font-weight="normal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/>
      <style:text-properties fo:color="#000000" style:font-name="Times New Roman" fo:font-size="12pt" officeooo:paragraph-rsid="00181be4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margin-left="0cm" fo:margin-right="0cm" fo:margin-top="0cm" fo:margin-bottom="0.25cm" loext:contextual-spacing="false" fo:text-align="center" style:justify-single-word="false" fo:text-indent="0cm" style:auto-text-indent="false" style:text-autospace="none"/>
      <style:text-properties fo:color="#000000" style:font-name="Trebuchet MS" fo:font-size="22pt" fo:font-weight="bold" style:font-name-asian="Times New Roman1" style:font-size-asian="22pt" style:font-weight-asian="bold" style:font-name-complex="Times New Roman1" style:font-size-complex="22pt" style:font-weight-complex="bold"/>
    </style:style>
    <style:style style:name="P11" style:family="paragraph" style:parent-style-name="Header">
      <style:paragraph-properties fo:text-align="center" style:justify-single-word="false"/>
      <style:text-properties style:font-name="Trebuchet MS" fo:font-size="8pt" fo:font-weight="bold" officeooo:paragraph-rsid="00181be4" style:font-size-asian="8pt" style:font-weight-asian="bold" style:font-size-complex="8pt" style:font-weight-complex="bold"/>
    </style:style>
    <style:style style:name="P12" style:family="paragraph" style:parent-style-name="Header">
      <style:paragraph-properties fo:text-align="end" style:justify-single-word="false"/>
      <style:text-properties style:font-name="Trebuchet MS" fo:font-size="6pt" fo:font-weight="bold" officeooo:paragraph-rsid="00181be4" style:font-size-asian="6pt" style:font-weight-asian="bold" style:font-size-complex="6pt" style:font-weight-complex="bold"/>
    </style:style>
    <style:style style:name="P13" style:family="paragraph" style:parent-style-name="Header">
      <style:paragraph-properties fo:text-align="center" style:justify-single-word="false"/>
      <style:text-properties style:font-name="Arial" fo:font-size="8pt" fo:font-weight="normal" officeooo:rsid="00369246" officeooo:paragraph-rsid="00181be4" style:font-size-asian="8pt" style:font-weight-asian="normal" style:font-size-complex="8pt" style:font-weight-complex="normal"/>
    </style:style>
    <style:style style:name="P14" style:family="paragraph" style:parent-style-name="Header">
      <style:paragraph-properties fo:text-align="center" style:justify-single-word="false"/>
      <style:text-properties style:font-name="Arial" fo:font-size="8pt" fo:font-weight="normal" officeooo:paragraph-rsid="00181be4" style:font-size-asian="8pt" style:font-weight-asian="normal" style:font-size-complex="8pt" style:font-weight-complex="normal"/>
    </style:style>
    <style:style style:name="P15" style:family="paragraph">
      <style:paragraph-properties fo:text-align="center"/>
    </style:style>
    <style:style style:name="P16" style:family="paragraph">
      <style:paragraph-properties fo:text-align="start"/>
      <style:text-properties style:font-name="Times New Roman2" fo:font-size="12pt"/>
    </style:style>
    <style:style style:name="T1" style:family="text">
      <style:text-properties officeooo:rsid="001679cf"/>
    </style:style>
    <style:style style:name="T2" style:family="text">
      <style:text-properties officeooo:rsid="00181be4"/>
    </style:style>
    <style:style style:name="fr1" style:family="graphic" style:parent-style-name="Graphics">
      <style:graphic-properties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middle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true" form:apply-design-mode="true">
        <form:form form:name="Standard" form:apply-filter="true" form:command-type="query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radio form:name="caixaTipoProprio" form:control-implementation="ooo:com.sun.star.form.component.RadioButton" xml:id="control1" form:id="control1" form:label="Próprio(a)" form:tab-index="1" form:visual-effect="flat" formx:group-name="TIPO_SOLICITANT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HelpText" office:value-type="string" office:string-value="O solicitante é o interessado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aixaTipoProcurador" form:control-implementation="ooo:com.sun.star.form.component.RadioButton" xml:id="control2" form:id="control2" form:label="Procurador(a)" form:tab-index="2" form:visual-effect="flat" formx:group-name="TIPO_SOLICITANT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HelpText" office:value-type="string" office:string-value="Representado com procuração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aixaTipoCurador" form:control-implementation="ooo:com.sun.star.form.component.RadioButton" xml:id="control3" form:id="control3" form:label="Curador(a)" form:tab-index="3" form:visual-effect="flat" formx:group-name="TIPO_SOLICITANT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HelpText" office:value-type="string" office:string-value="Representado com curatela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</form:form>
      </office:forms>
      <text:variable-decls>
        <text:variable-decl office:value-type="float" text:name="Agência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0" draw:style-name="gr1" draw:text-style-name="P15" svg:x1="0cm" svg:y1="14.85cm" svg:x2="0.701cm" svg:y2="14.85cm">
        <text:p/>
      </draw:line>
      <text:p text:style-name="P10">SOLICITAÇÃO DE REVISÃO DE CERTIDÃO DE TEMPO DE CONTRIBUIÇÃO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 table:style-name="Tabela2.1">
          <table:table-cell table:style-name="Tabela2.A1" table:number-columns-spanned="6" office:value-type="string">
            <text:p text:style-name="P2">SOLICITANTE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2" table:number-columns-spanned="6" office:value-type="string">
            <text:p text:style-name="P9">TIPO DE SOLICITANTE:<text:tab/><draw:control text:anchor-type="as-char" draw:z-index="1" draw:style-name="gr2" draw:text-style-name="P16" svg:width="2.301cm" svg:height="0.5cm" draw:control="control1"/><draw:control text:anchor-type="as-char" draw:z-index="2" draw:style-name="gr2" draw:text-style-name="P16" svg:width="2.901cm" svg:height="0.5cm" draw:control="control2"/><draw:control text:anchor-type="as-char" draw:z-index="3" draw:style-name="gr2" draw:text-style-name="P16" svg:width="2.5cm" svg:height="0.5cm" draw:control="control3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2" table:number-columns-spanned="6" office:value-type="string">
            <text:p text:style-name="P2">INTERESSADO(A):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4" table:number-columns-spanned="3" office:value-type="string">
            <text:p text:style-name="P2">DATA DE NASCIMENTO: <text:s text:c="4"/>/ <text:s text:c="5"/>/ <text:s text:c="8"/></text:p>
          </table:table-cell>
          <table:covered-table-cell/>
          <table:covered-table-cell/>
          <table:table-cell table:style-name="Tabela2.A4" office:value-type="string">
            <text:p text:style-name="P2">CI:</text:p>
          </table:table-cell>
          <table:table-cell table:style-name="Tabela2.A1" table:number-columns-spanned="2" office:value-type="string">
            <text:p text:style-name="P2">CPF:</text:p>
          </table:table-cell>
          <table:covered-table-cell/>
        </table:table-row>
        <table:table-row table:style-name="Tabela2.1">
          <table:table-cell table:style-name="Tabela2.A4" office:value-type="string">
            <text:p text:style-name="P4">CEP:</text:p>
          </table:table-cell>
          <table:table-cell table:style-name="Tabela2.A1" table:number-columns-spanned="5" office:value-type="string">
            <text:p text:style-name="P3">RUA:</text:p>
          </table:table-cell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6" table:number-columns-spanned="2" office:value-type="string">
            <text:p text:style-name="P2">BAIRRO:</text:p>
          </table:table-cell>
          <table:covered-table-cell/>
          <table:table-cell table:style-name="Tabela2.A6" table:number-columns-spanned="3" office:value-type="string">
            <text:p text:style-name="P2">CIDADE:</text:p>
          </table:table-cell>
          <table:covered-table-cell/>
          <table:covered-table-cell/>
          <table:table-cell table:style-name="Tabela2.A2" office:value-type="string">
            <text:p text:style-name="P2">ESTADO:</text:p>
          </table:table-cell>
        </table:table-row>
        <table:table-row table:style-name="Tabela2.1">
          <table:table-cell table:style-name="Tabela2.A2" table:number-columns-spanned="6" office:value-type="string">
            <text:p text:style-name="P2"><text:span text:style-name="T1">Nº </text:span>TEL<text:span text:style-name="T1">EFONES</text:span>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2" table:number-columns-spanned="6" office:value-type="string">
            <text:p text:style-name="P2"><text:span text:style-name="T2">E-MAIL</text:span>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2" table:number-columns-spanned="6" office:value-type="string">
            <text:p text:style-name="P2"><text:span text:style-name="T1">Nº DA </text:span>CTC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10">
          <table:table-cell table:style-name="Tabela2.A10" table:number-columns-spanned="6" office:value-type="string">
            <text:p text:style-name="P6">JUSTIFICATIVAS DA SOLICITAÇÃO:</text:p>
            <text:p text:style-name="P1"/>
            <table:table table:name="Tabela1" table:style-name="Tabela1">
              <table:table-column table:style-name="Tabela1.A"/>
              <table:table-row>
                <table:table-cell table:style-name="Tabela1.A1" office:value-type="string">
                  <text:p text:style-name="P7"/>
                </table:table-cell>
              </table:table-row>
              <table:table-row>
                <table:table-cell table:style-name="Tabela1.A2" office:value-type="string">
                  <text:p text:style-name="P7"/>
                </table:table-cell>
              </table:table-row>
              <table:table-row>
                <table:table-cell table:style-name="Tabela1.A2" office:value-type="string">
                  <text:p text:style-name="P7"/>
                </table:table-cell>
              </table:table-row>
              <table:table-row>
                <table:table-cell table:style-name="Tabela1.A2" office:value-type="string">
                  <text:p text:style-name="P7"/>
                </table:table-cell>
              </table:table-row>
              <table:table-row>
                <table:table-cell table:style-name="Tabela1.A2" office:value-type="string">
                  <text:p text:style-name="P7"/>
                </table:table-cell>
              </table:table-row>
              <table:table-row>
                <table:table-cell table:style-name="Tabela1.A2" office:value-type="string">
                  <text:p text:style-name="P7"/>
                </table:table-cell>
              </table:table-row>
              <table:table-row>
                <table:table-cell table:style-name="Tabela1.A2" office:value-type="string">
                  <text:p text:style-name="P7"/>
                </table:table-cell>
              </table:table-row>
              <table:table-row>
                <table:table-cell table:style-name="Tabela1.A2" office:value-type="string">
                  <text:p text:style-name="P7"/>
                </table:table-cell>
              </table:table-row>
              <table:table-row>
                <table:table-cell table:style-name="Tabela1.A2" office:value-type="string">
                  <text:p text:style-name="P7"/>
                </table:table-cell>
              </table:table-row>
              <table:table-row>
                <table:table-cell table:style-name="Tabela1.A2" office:value-type="string">
                  <text:p text:style-name="P7"/>
                </table:table-cell>
              </table:table-row>
              <table:table-row>
                <table:table-cell table:style-name="Tabela1.A2" office:value-type="string">
                  <text:p text:style-name="P7"/>
                </table:table-cell>
              </table:table-row>
              <table:table-row>
                <table:table-cell table:style-name="Tabela1.A2" office:value-type="string">
                  <text:p text:style-name="P7"/>
                </table:table-cell>
              </table:table-row>
              <table:table-row>
                <table:table-cell table:style-name="Tabela1.A2" office:value-type="string">
                  <text:p text:style-name="P7"/>
                </table:table-cell>
              </table:table-row>
              <table:table-row>
                <table:table-cell table:style-name="Tabela1.A2" office:value-type="string">
                  <text:p text:style-name="P7"/>
                </table:table-cell>
              </table:table-row>
              <table:table-row>
                <table:table-cell table:style-name="Tabela1.A2" office:value-type="string">
                  <text:p text:style-name="P7"/>
                </table:table-cell>
              </table:table-row>
              <table:table-row>
                <table:table-cell table:style-name="Tabela1.A2" office:value-type="string">
                  <text:p text:style-name="P7"/>
                </table:table-cell>
              </table:table-row>
              <table:table-row>
                <table:table-cell table:style-name="Tabela1.A2" office:value-type="string">
                  <text:p text:style-name="P7"/>
                </table:table-cell>
              </table:table-row>
              <table:table-row>
                <table:table-cell table:style-name="Tabela1.A2" office:value-type="string">
                  <text:p text:style-name="P7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2" table:number-columns-spanned="6" office:value-type="string">
            <text:p text:style-name="P5">LOCAL E DATA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1" table:number-columns-spanned="6" office:value-type="string">
            <text:p text:style-name="P5">ASSINATURA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2" svg:font-family="Tahoma"/>
    <style:font-face style:name="Times New Roman2" svg:font-family="'Times New Roman'" style:font-adornments="Normal" style:font-family-generic="roman"/>
    <style:font-face style:name="Times New Roman1" svg:font-family="'Times New Roman', 'Times New Roman'" style:font-family-generic="roma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1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1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2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family="'Times New Roman', 'Times New Roman'" style:font-family-generic="roman" fo:font-size="12pt" style:font-name-asian="Times New Roman1" style:font-family-asian="'Times New Roman', 'Times New Roman'" style:font-family-generic-asian="roman" style:font-size-asian="12pt" style:font-name-complex="Times New Roman1" style:font-family-complex="'Times New Roman', 'Times New Roman'" style:font-family-generic-complex="roman" style:font-size-complex="12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Trebuchet MS" fo:font-size="6pt" fo:font-weight="bold" officeooo:paragraph-rsid="00181be4" style:font-size-asian="6pt" style:font-weight-asian="bold" style:font-size-complex="6pt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Trebuchet MS" fo:font-size="8pt" fo:font-weight="bold" officeooo:paragraph-rsid="00181be4" style:font-size-asian="8pt" style:font-weight-asian="bold" style:font-size-complex="8pt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Arial" fo:font-size="8pt" fo:font-weight="normal" officeooo:paragraph-rsid="00181be4" style:font-size-asian="8pt" style:font-weight-asian="normal" style:font-size-complex="8pt" style:font-weight-complex="normal"/>
    </style:style>
    <style:style style:name="MP4" style:family="paragraph" style:parent-style-name="Header">
      <style:paragraph-properties fo:text-align="center" style:justify-single-word="false"/>
      <style:text-properties style:font-name="Arial" fo:font-size="8pt" fo:font-weight="normal" officeooo:rsid="00369246" officeooo:paragraph-rsid="00181be4" style:font-size-asian="8pt" style:font-weight-asian="normal" style:font-size-complex="8pt" style:font-weight-complex="normal"/>
    </style:style>
    <style:style style:name="Mfr1" style:family="graphic" style:parent-style-name="Graphics">
      <style:graphic-properties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499cm" fo:margin-left="2cm" fo:margin-right="2cm" fo:background-color="transparent" style:writing-mode="lr-tb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y="0.6cm" svg:width="2.032cm" svg:height="2.032cm" draw:z-index="6"><draw:image xlink:href="Pictures/10000000000000F0000000F013D63E61E3BDED3E.png" xlink:type="simple" xlink:show="embed" xlink:actuate="onLoad"/></draw:frame><text:tab/></text:p>
        <text:p text:style-name="MP1"/>
        <text:p text:style-name="MP1"/>
        <text:p text:style-name="MP1"/>
        <text:p text:style-name="MP1"/>
        <text:p text:style-name="MP2"><draw:frame draw:style-name="Mfr1" draw:name="figuras2" text:anchor-type="paragraph" svg:y="0.6cm" svg:width="2.032cm" svg:height="2.032cm" draw:z-index="7"><draw:image xlink:href="Pictures/10000000000000F0000000F013D63E61E3BDED3E.png" xlink:type="simple" xlink:show="embed" xlink:actuate="onLoad"/></draw:frame></text:p>
        <text:p text:style-name="MP3"><draw:frame draw:style-name="Mfr1" draw:name="Figura4" text:anchor-type="paragraph" svg:y="0.6cm" svg:width="2.032cm" svg:height="2.032cm" draw:z-index="8"><draw:image xlink:href="Pictures/10000000000000F0000000F013D63E61E3BDED3E.png" xlink:type="simple" xlink:show="embed" xlink:actuate="onLoad"/></draw:frame></text:p>
        <text:p text:style-name="MP4"><draw:frame draw:style-name="Mfr1" draw:name="Figura3" text:anchor-type="paragraph" svg:y="0.6cm" svg:width="2.032cm" svg:height="2.032cm" draw:z-index="4"><draw:image xlink:href="Pictures/10000000000000F0000000F013D63E61E3BDED3E.png" xlink:type="simple" xlink:show="embed" xlink:actuate="onLoad"/></draw:frame><draw:frame draw:style-name="Mfr1" draw:name="Figura2" text:anchor-type="paragraph" svg:y="0.6cm" svg:width="2.032cm" svg:height="2.032cm" draw:z-index="5"><draw:image xlink:href="Pictures/10000000000000F0000000F013D63E61E3BDED3E.png" xlink:type="simple" xlink:show="embed" xlink:actuate="onLoad"/></draw:frame>INSTITUTO NACIONAL DO SEGURO SOCIAL</text:p>
      </style:head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_64 LibreOffice_project/5e3e00a007d9b3b6efb6797a8b8e57b51ab1f737</meta:generator>
    <meta:creation-date>2009-02-20T15:15:14</meta:creation-date>
    <dc:language>pt-BR</dc:language>
    <meta:editing-cycles>90</meta:editing-cycles>
    <meta:editing-duration>PT3H43M22S</meta:editing-duration>
    <dc:date>2016-07-19T09:05:15.871000000</dc:date>
    <meta:print-date>2009-03-24T18:33:28</meta:print-date>
    <meta:keyword>formulário</meta:keyword>
    <dc:subject>formulário</dc:subject>
    <dc:title>Requerimento de Revisão de CTC</dc:title>
    <dc:description>Integrante do Modelos de Documentos 2016.</dc:description>
    <dc:creator>Douglas Rodrigues de Almeida</dc:creator>
    <meta:document-statistic meta:table-count="2" meta:image-count="5" meta:object-count="0" meta:page-count="1" meta:paragraph-count="20" meta:word-count="44" meta:character-count="305" meta:non-whitespace-character-count="259"/>
    <meta:user-defined meta:name="Versão">1.4</meta:user-defined>
  </office:meta>
</office:document-meta>
</file>

<file path=Dialogs/Standard/Carta_Exigencia.xml><?xml version="1.0" encoding="utf-8"?>
<!DOCTYPE window  PUBLIC '-//OpenOffice.org//DTD OfficeDocument 1.0//EN'  'dialog.dtd'>
<dlg:window xmlns:dlg="http://openoffice.org/2000/dialog" xmlns:script="http://openoffice.org/2000/script" dlg:id="Carta_Exigencia" dlg:left="95" dlg:top="7" dlg:width="201" dlg:height="262" dlg:closeable="true" dlg:moveable="true" dlg:title="Criar uma carta de exigência">
  <dlg:styles>
    <dlg:style dlg:style-id="0" dlg:font-weight="150"/>
  </dlg:styles>
  <dlg:bulletinboard>
    <dlg:titledbox dlg:style-id="0" dlg:id="Grupo_DadosSegurado" dlg:tab-index="0" dlg:left="5" dlg:top="6" dlg:width="196" dlg:height="111">
      <dlg:title dlg:value="Informações do segurado"/>
    </dlg:titledbox>
    <dlg:text dlg:id="Label1" dlg:tab-index="1" dlg:left="8" dlg:top="15" dlg:width="19" dlg:height="9" dlg:value="Nome:"/>
    <dlg:textfield dlg:id="editNomeSegurado" dlg:tab-index="2" dlg:left="8" dlg:top="24" dlg:width="118" dlg:height="12"/>
    <dlg:text dlg:id="Label2" dlg:tab-index="3" dlg:left="8" dlg:top="38" dlg:width="19" dlg:height="9" dlg:value="Rua:"/>
    <dlg:textfield dlg:id="TextField1" dlg:tab-index="4" dlg:left="8" dlg:top="48" dlg:width="118" dlg:height="12"/>
    <dlg:text dlg:id="Label3" dlg:tab-index="5" dlg:left="8" dlg:top="64" dlg:width="19" dlg:height="9" dlg:value="Bairro:"/>
    <dlg:textfield dlg:id="TextField2" dlg:tab-index="6" dlg:left="8" dlg:top="74" dlg:width="77" dlg:height="12"/>
    <dlg:text dlg:id="Label4" dlg:tab-index="7" dlg:left="90" dlg:top="64" dlg:width="19" dlg:height="9" dlg:value="CEP:"/>
    <dlg:textfield dlg:id="TextField3" dlg:tab-index="8" dlg:left="93" dlg:top="74" dlg:width="95" dlg:height="12"/>
    <dlg:text dlg:id="Label5" dlg:tab-index="9" dlg:left="8" dlg:top="89" dlg:width="19" dlg:height="9" dlg:value="Cidade:"/>
    <dlg:textfield dlg:id="TextField4" dlg:tab-index="10" dlg:left="8" dlg:top="99" dlg:width="118" dlg:height="12" dlg:value="Belo Horizonte"/>
    <dlg:titledbox dlg:style-id="0" dlg:id="FrameControl1" dlg:tab-index="11" dlg:left="5" dlg:top="118" dlg:width="196" dlg:height="119">
      <dlg:title dlg:value="Exigências"/>
    </dlg:titledbox>
    <dlg:text dlg:id="Label6" dlg:tab-index="12" dlg:left="8" dlg:top="129" dlg:width="122" dlg:height="9" dlg:value="Qual o período que o segurado pode te procurar? "/>
    <dlg:textfield dlg:id="TextField5" dlg:tab-index="13" dlg:left="8" dlg:top="138" dlg:width="85" dlg:height="12"/>
    <dlg:text dlg:id="Label7" dlg:tab-index="14" dlg:left="8" dlg:top="154" dlg:width="122" dlg:height="9" dlg:value="Quais exigências que você quer fazer?"/>
    <dlg:textfield dlg:id="TextField6" dlg:tab-index="15" dlg:left="8" dlg:top="164" dlg:width="124" dlg:height="12"/>
    <dlg:menulist dlg:id="ListBox1" dlg:tab-index="16" dlg:left="8" dlg:top="178" dlg:width="124" dlg:height="53"/>
    <dlg:button dlg:id="CommandButton1" dlg:tab-index="17" dlg:disabled="true" dlg:left="136" dlg:top="176" dlg:width="33" dlg:height="15" dlg:value="Adicionar"/>
    <dlg:button dlg:id="CommandButton2" dlg:tab-index="18" dlg:disabled="true" dlg:left="136" dlg:top="194" dlg:width="33" dlg:height="15" dlg:value="Excluir"/>
    <dlg:button dlg:id="btoOK" dlg:tab-index="19" dlg:left="107" dlg:top="241" dlg:width="45" dlg:height="16" dlg:default="true" dlg:value="OK" dlg:button-type="ok"/>
    <dlg:button dlg:id="btoCancelar" dlg:tab-index="20" dlg:left="154" dlg:top="241" dlg:width="45" dlg:height="16" dlg:default="true" dlg:value="Cancelar" dlg:button-type="ok"/>
    <dlg:button dlg:id="CommandButton3" dlg:tab-index="21" dlg:disabled="true" dlg:left="5" dlg:top="241" dlg:width="58" dlg:height="16" dlg:default="true" dlg:value="Suas informações..." dlg:button-type="ok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arta_Exigencia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